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scrBook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columns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section text:style-name="Sect_scrBook" text:name="Sect_scrBook">
        <text:p text:style-name="scrBook_scrBody"><text:s text:c="1"/><text:span text:style-name="scrBookName_scrBook_scrBody">Matthew </text:span></text:p>
        <text:p text:style-name="TitleMain_scrBook_scrBody"><text:span text:style-name="span_.tpi_TitleMain_scrBook_scrBody">Gutnius Matyu i raitim</text:span></text:p>
        <text:p text:style-name="IntroSectionHead_scrIntroSection_scrBook_scrBody"><text:span text:style-name="span_.tpi_IntroSectionHead_scrIntroSection_scrBook_scrBody">Tok i go pas</text:span></text:p>
        <text:p text:style-name="IntroParagraph_scrIntroSection_scrBook_scrBody"><text:span text:style-name="span_.tpi_IntroParagraph_scrIntroSection_scrBook_scrBody">Gutnius Matyu i raitim em i namba wan bilong ol 4-pela buk i stori long ol samting i bin kamap long Jisas long taim em i stap long graun. Dispela buk i mustori pastaim long ol samting i bin kamap long taim Maria i karim Jisas, na em i stori i go inap long taim ol i kilim Jisas i dai, na em i kirap bek long matmat, na em i lusim ol lain bilong en na i go antap long heven. Wanpela bikpela samting Matyu i laik soim, em i olsem, Jisas em inapim tru ol promis God i bin mekim bipo na ol i bin raitim long ol buk i stap long Olpela Kontrak o Olpela Testamen. </text:span></text:p>
        <text:p text:style-name="ChapterHead_scrSection_scrBook_scrBody"><text:span text:style-name="span_.tpi_ChapterHead_scrSection_scrBook_scrBody">Jisas i kamap long graun</text:span></text:p>
        <text:p text:style-name="SectionHead_scrSection_scrBook_scrBody"><text:span text:style-name="span_.tpi_SectionHead_scrSection_scrBook_scrBody">Nem bilong ol lain tumbuna bilong Jisas Krais</text:span></text:p>
        <text:p text:style-name="ChapterNumber1"><text:span text:style-name="ChapterNumber_Paragraph1_scrSection_scrBook_scrBody">1</text:span><text:span text:style-name="ChapterNumber_.tpi"><text:variable-set text:name="Left_Guideword_L" text:display="none" text:formula="ooow: Matthew 1" office:value-type="string" office:string-value="Matthew 1"/></text:span><text:span text:style-name="ChapterNumber_.tpi"><text:variable-set text:name="Right_Guideword_R" text:display="none" text:formula="ooow: Matthew 1" office:value-type="string" office:string-value="Matthew 1"/></text:span><text:span/><text:s text:c="1"/><text:span text:style-name="span_.tpi_Paragraph1_scrSection_scrBook_scrBody"><text:span text:style-name="VerseNumber1_Paragraph1_scrSection_scrBook_scrBody">1 </text:span>Dispela †  em i tok long ol lain tumbuna bilong Jisas Krais. Jisas em i bilong lain bilong Devit na Devit em i bilong lain bilong Abraham. replace text here</text:span></text:p>
        <text:p text:style-name="SectionHead_scrSection_scrSection_scrBook_scrBody"><text:span text:style-name="span_.tpi_SectionHead_scrSection_scrSection_scrBook_scrBody">Josep wantaim meri na pikinini i go long Isip</text:span></text:p>
        <text:p text:style-name="Paragraph_scrSection_scrSection_scrBook_scrBody"><text:span text:style-name="span_.tpi_Paragraph_scrSection_scrSection_scrBook_scrBody"><text:span text:style-name="VerseNumber_Paragraph_scrSection_scrSection_scrBook_scrBody"> 13 </text:span>Ol saveman i go pinis, na ensel bilong Bikpela i kamap long Josep long driman. Ensel i tok olsem, “Yu kirap na kisim pikinini wantaim mama bilong en, na yu ranawe i go long Isip.</text:span><text:span text:style-name="span_Paragraph_scrSection_scrSection_scrBook_scrBody"><text:a xlink:type="simple" xlink:href="#f06c1ac15-935c-4ff4-99f9-257a5372c48a">c</text:a></text:span><text:span text:style-name="span_.tpi_Paragraph_scrSection_scrSection_scrBook_scrBody"> Na yu mas i stap long Isip inap long taim mi givim tok gen long yu, long wanem, Herot i laik painim pikinini na kilim em i dai.” </text:span><text:span text:style-name="span_.tpi_Paragraph_scrSection_scrSection_scrBook_scrBody"><text:span text:style-name="VerseNumber_Paragraph_scrSection_scrSection_scrBook_scrBody">14 </text:span>Orait Josep i kirap na i kisim pikinini wantaim mama bilong en long nait yet, na em i bringim ol i go long Isip. </text:span><text:span text:style-name="span_.tpi_Paragraph_scrSection_scrSection_scrBook_scrBody"><text:span text:style-name="VerseNumber_Paragraph_scrSection_scrSection_scrBook_scrBody">15 </text:span>Na †  Josep i stap long Isip inap long Herot i dai pinis. Dispela samting i kamap bilong inapim wanpela tok Bikpela i bin mekim long maus bilong profet. Em i bin tok olsem, “Pikinini man bilong mi em i stap long Isip, na mi singautim em long lusim Isip na em i kam.”</text:span></text:p>
        <text:p text:style-name="NoteGeneralParagraph_scrSection_scrSection_scrBook_scr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scrBody" style:family="paragraph" style:parent-style-name=""/>
    <style:style xmlns:style="urn:oasis:names:tc:opendocument:xmlns:style:1.0" style:name="scrBook_scrBody" style:family="paragraph" style:parent-style-name="scrBody"/>
    <style:style xmlns:style="urn:oasis:names:tc:opendocument:xmlns:style:1.0" style:name="scrBookName_scrBook_scrBody" style:family="text" style:parent-style-name="scrBook_scrBody">
      <style:text-properties text:display="none" fo:font-family="Times New Roman" style:font-name-complex="Times New Roman" fo:language="en" fo:country="US"/>
    </style:style>
    <style:style xmlns:style="urn:oasis:names:tc:opendocument:xmlns:style:1.0" style:name="TitleMain_scrBook_scrBody" style:family="paragraph" style:parent-style-name="scrBook_scrBody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style:font-size-complex="18pt" fo:font-weight="700" style:font-weight-complex="700" fo:font-style="normal"/>
    </style:style>
    <style:style xmlns:style="urn:oasis:names:tc:opendocument:xmlns:style:1.0" style:name="span_.tpi_TitleMain_scrBook_scrBody" style:family="text" style:parent-style-name="TitleMain_scrBook_scrBody">
      <style:text-properties fo:font-family="Times New Roman" style:font-name-complex="Times New Roman" fo:language="none" fo:country="none"/>
    </style:style>
    <style:style xmlns:style="urn:oasis:names:tc:opendocument:xmlns:style:1.0" style:name="scrIntroSection_scrBook_scrBody" style:family="paragraph" style:parent-style-name="scrBook_scrBody">
      <style:paragraph-properties fo:text-align="left"/>
    </style:style>
    <style:style xmlns:style="urn:oasis:names:tc:opendocument:xmlns:style:1.0" style:name="IntroSectionHead_scrIntroSection_scrBook_scrBody" style:family="paragraph" style:parent-style-name="scrIntroSection_scrBook_scrBody">
      <style:paragraph-properties fo:text-align="left" fo:text-indent="0pt" fo:margin-left="0pt" fo:margin-top="3pt" fo:margin-bottom="3pt"/>
      <style:text-properties fo:font-weight="700" style:font-weight-complex="700" fo:font-style="normal"/>
    </style:style>
    <style:style xmlns:style="urn:oasis:names:tc:opendocument:xmlns:style:1.0" style:name="span_.tpi_IntroSectionHead_scrIntroSection_scrBook_scrBody" style:family="text" style:parent-style-name="IntroSectionHead_scrIntroSection_scrBook_scrBody">
      <style:text-properties fo:font-family="Times New Roman" style:font-name-complex="Times New Roman" fo:language="none" fo:country="none"/>
    </style:style>
    <style:style xmlns:style="urn:oasis:names:tc:opendocument:xmlns:style:1.0" style:name="IntroParagraph_scrIntroSection_scrBook_scrBody" style:family="paragraph" style:parent-style-name="scrIntroSection_scrBook_scrBody">
      <style:paragraph-properties fo:text-indent="14.4pt" fo:margin-left="0pt"/>
    </style:style>
    <style:style xmlns:style="urn:oasis:names:tc:opendocument:xmlns:style:1.0" style:name="span_.tpi_IntroParagraph_scrIntroSection_scrBook_scrBody" style:family="text" style:parent-style-name="IntroParagraph_scrIntro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crSection_scrBook_scrBody" style:family="paragraph" style:parent-style-name="scrBook_scrBody">
      <style:paragraph-properties fo:text-align="left"/>
    </style:style>
    <style:style xmlns:style="urn:oasis:names:tc:opendocument:xmlns:style:1.0" style:name="ChapterHead_scrSection_scrBook_scrBody" style:family="paragraph" style:parent-style-name="scrSection_scrBook_scrBody">
      <style:paragraph-properties fo:padding-top="21pt" fo:border-bottom="0.5pt solid #ffffff" fo:border-top="0.5pt solid #ffffff" fo:border-left="0.5pt solid #ffffff" fo:border-right="0.5pt solid #ffffff" fo:padding-bottom="21pt"/>
    </style:style>
    <style:style xmlns:style="urn:oasis:names:tc:opendocument:xmlns:style:1.0" style:name="span_.tpi_ChapterHead_scrSection_scrBook_scrBody" style:family="text" style:parent-style-name="ChapterHead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ectionHead_scrSection_scrBook_scrBody" style:family="paragraph" style:parent-style-name="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.tpi_SectionHead_scrSection_scrBook_scrBody" style:family="text" style:parent-style-name="SectionHead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Paragraph1_scrSection_scrBook_scrBody" style:family="paragraph" style:parent-style-name="scrSection_scrBook_scrBody">
      <style:paragraph-properties fo:margin-left="0pt" fo:orphans="2" fo:widows="2"/>
    </style:style>
    <style:style xmlns:style="urn:oasis:names:tc:opendocument:xmlns:style:1.0" style:name="ChapterNumber_Paragraph1_scrSection_scrBook_scrBody" style:family="text" style:parent-style-name="Paragraph1_scrSection_scrBook_scrBody">
      <style:text-properties fo:font-weight="700" style:font-weight-complex="700" fo:font-family="Times New Roman" style:font-name-complex="Times New Roman" fo:language="none" fo:country="none"/>
    </style:style>
    <style:style xmlns:style="urn:oasis:names:tc:opendocument:xmlns:style:1.0" style:name="VerseNumber1_Paragraph1_scrSection_scrBook_scrBody" style:family="text" style:parent-style-name="Paragraph1_scrSection_scrBook_scrBody">
      <style:text-properties text:display="none" fo:font-family="Times New Roman" style:font-name-complex="Times New Roman" fo:language="none" fo:country="none"/>
    </style:style>
    <style:style xmlns:style="urn:oasis:names:tc:opendocument:xmlns:style:1.0" style:name="span_.tpi_Paragraph1_scrSection_scrBook_scrBody" style:family="text" style:parent-style-name="Paragraph1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crSection_scrSection_scrBook_scrBody" style:family="paragraph" style:parent-style-name="scrSection_scrBook_scrBody">
      <style:paragraph-properties fo:text-align="left"/>
    </style:style>
    <style:style xmlns:style="urn:oasis:names:tc:opendocument:xmlns:style:1.0" style:name="SectionHead_scrSection_scrSection_scrBook_scrBody" style:family="paragraph" style:parent-style-name="scrSection_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.tpi_SectionHead_scrSection_scrSection_scrBook_scrBody" style:family="text" style:parent-style-name="SectionHead_scrSection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Paragraph_scrSection_scrSection_scrBook_scrBody" style:family="paragraph" style:parent-style-name="scrSection_scrSection_scrBook_scrBody">
      <style:paragraph-properties fo:text-indent="12pt" fo:margin-left="0pt" fo:orphans="2" fo:widows="2"/>
    </style:style>
    <style:style xmlns:style="urn:oasis:names:tc:opendocument:xmlns:style:1.0" style:name="VerseNumber_Paragraph_scrSection_scrSection_scrBook_scrBody" style:family="text" style:parent-style-name="Paragraph_scrSection_scrSection_scrBook_scrBody">
      <style:paragraph-properties fo:text-indent="0pt" fo:margin-left="0pt"/>
      <style:text-properties fo:font-size="12pt" style:font-size-complex="12pt" style:text-position="super 55%" fo:font-family="Times New Roman" style:font-name-complex="Times New Roman" fo:language="none" fo:country="none"/>
    </style:style>
    <style:style xmlns:style="urn:oasis:names:tc:opendocument:xmlns:style:1.0" style:name="span_.tpi_Paragraph_scrSection_scrSection_scrBook_scrBody" style:family="text" style:parent-style-name="Paragraph_scrSection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pan_Paragraph_scrSection_scrSection_scrBook_scrBody" style:family="text" style:parent-style-name="Paragraph_scrSection_scrSection_scrBook_scrBody"/>
    <style:style xmlns:style="urn:oasis:names:tc:opendocument:xmlns:style:1.0" style:name="NoteGeneralParagraph_scrSection_scrSection_scrBook_scrBody" style:family="paragraph" style:parent-style-name="scrSection_scrSection_scrBook_scrBody">
      <style:paragraph-properties fo:text-indent="0pt" fo:margin-left="0pt"/>
      <style:text-properties text:display="prince-footnote"/>
    </style:style>
    <style:style xmlns:style="urn:oasis:names:tc:opendocument:xmlns:style:1.0" style:name="span_NoteGeneralParagraph_scrSection_scrSection_scrBook_scrBody" style:family="text" style:parent-style-name="NoteGeneralParagraph_scrSection_scrSection_scrBook_scrBody"/>
    <style:style xmlns:style="urn:oasis:names:tc:opendocument:xmlns:style:1.0" style:name="span_.tpi_NoteGeneralParagraph_scrSection_scrSection_scrBook_scrBody" style:family="text" style:parent-style-name="NoteGeneralParagraph_scrSection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aw" style:family="paragraph" style:parent-style-name="none">
      <style:text-properties fo:font-family="Times New Roman"/>
    </style:style>
    <style:style style:name="span_.kaw" style:family="paragraph" style:parent-style-name="none">
      <style:text-properties fo:font-family="Times New Roman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ksk" style:family="paragraph" style:parent-style-name="none">
      <style:text-properties fo:font-family="Times New Roman"/>
    </style:style>
    <style:style style:name="span_.ksk" style:family="paragraph" style:parent-style-name="none">
      <style:text-properties fo:font-family="Times New Roman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per-etic" style:family="paragraph" style:parent-style-name="none">
      <style:text-properties fo:font-family="Gentium Plus"/>
    </style:style>
    <style:style style:name="span_.qaa-fonipa-x-per-etic" style:family="paragraph" style:parent-style-name="none">
      <style:text-properties fo:font-family="Gentium Plus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QM-x-per-bk" style:family="paragraph" style:parent-style-name="none">
      <style:text-properties fo:font-family="B Mitra"/>
    </style:style>
    <style:style style:name="span_.qaa-QM-x-per-bk" style:family="paragraph" style:parent-style-name="none">
      <style:text-properties fo:font-family="B Mitra"/>
    </style:style>
    <style:style style:name="div_.qaa-QM-x-per-sp" style:family="paragraph" style:parent-style-name="none">
      <style:text-properties fo:font-family="B Mitra"/>
    </style:style>
    <style:style style:name="span_.qaa-QM-x-per-sp" style:family="paragraph" style:parent-style-name="none">
      <style:text-properties fo:font-family="B Mitra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aa-x-mam" style:family="paragraph" style:parent-style-name="none">
      <style:text-properties fo:font-family="Charis SIL"/>
    </style:style>
    <style:style style:name="span_.qaa-x-mam" style:family="paragraph" style:parent-style-name="none">
      <style:text-properties fo:font-family="Charis SIL"/>
    </style:style>
    <style:style style:name="div_.qaa-x-per" style:family="paragraph" style:parent-style-name="none">
      <style:text-properties fo:font-family="B Mitra"/>
    </style:style>
    <style:style style:name="span_.qaa-x-per" style:family="paragraph" style:parent-style-name="none">
      <style:text-properties fo:font-family="B Mitra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AlternateReading" style:family="paragraph" style:parent-style-name="none">
      <style:text-properties fo:font-style="italic" text:display="prince-footnote"/>
    </style:style>
    <style:style style:name="ChapterHead" style:family="paragraph" style:parent-style-name="none">
      <style:paragraph-properties fo:padding-top="21pt" fo:border-bottom="0.5pt solid #ffffff" fo:border-top="0.5pt solid #ffffff" fo:border-left="0.5pt solid #ffffff" fo:border-right="0.5pt solid #ffffff" fo:padding-bottom="21pt"/>
    </style:style>
    <style:style style:family="paragraph" style:name="ChapterNumber1" style:parent-style-name="Paragraph_scrSection_scrBook_scrBody" style:master-page-name="">
      <style:paragraph-properties>
        <style:drop-cap style:lines="2" style:distance="0.20cm" style:length="1"/>
      </style:paragraph-properties>
    </style:style>
    <style:style xmlns:style="urn:oasis:names:tc:opendocument:xmlns:style:1.0" style:name="ChapterNumber" style:family="paragraph" style:parent-style-name="none">
      <style:paragraph-properties>
        <style:drop-cap style:lines="2" style:distance="0.20cm" style:length="1"/>
      </style:paragraph-properties>
    </style:style>
    <style:style style:name="crossHYPHENReference..footnote-call" style:family="text" style:parent-style-name="none"/>
    <style:style style:name="Emphasis" style:family="paragraph" style:parent-style-name="none">
      <style:paragraph-properties fo:text-indent="0pt" fo:margin-left="0pt"/>
      <style:text-properties fo:font-style="italic"/>
    </style:style>
    <style:style style:name="Inscription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6pt"/>
      <style:text-properties fo:font-weight="700" fo:font-style="normal"/>
    </style:style>
    <style:style style:name="InscriptionParagraph" style:family="paragraph" style:parent-style-name="none">
      <style:paragraph-properties fo:text-indent="14.4pt" fo:margin-left="0pt"/>
    </style:style>
    <style:style style:name="IntroListItem1" style:family="paragraph" style:parent-style-name="none">
      <style:paragraph-properties fo:text-indent="-18pt" fo:margin-left="36pt"/>
    </style:style>
    <style:style style:name="IntroParagraph" style:family="paragraph" style:parent-style-name="none">
      <style:paragraph-properties fo:text-indent="14.4pt" fo:margin-left="0pt"/>
    </style:style>
    <style:style style:name="IntroSectionHead" style:family="paragraph" style:parent-style-name="none">
      <style:paragraph-properties fo:text-align="left" fo:text-indent="0pt" fo:margin-left="0pt" fo:margin-top="3pt" fo:margin-bottom="3pt"/>
      <style:text-properties fo:font-weight="700" fo:font-style="normal"/>
    </style:style>
    <style:style style:name="REVERSESOLIDUSCitation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REVERSESOLIDUSCitation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REVERSESOLIDUSCitation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NoteCrossHYPHENReferenceParagraph" style:family="paragraph" style:parent-style-name="none">
      <style:paragraph-properties fo:text-indent="0pt" fo:margin-left="0pt"/>
      <style:text-properties text:display="prince-footnote"/>
    </style:style>
    <style:style style:name="NoteCrossHYPHENReferenceParagraph..footnote-call" style:family="text" style:parent-style-name="none">
      <style:text-properties fo:color="#800080" fo:font-size="75%" style:text-position="super 55%" text:display="prince-footnote"/>
    </style:style>
    <style:style style:name="NoteCrossHYPHENReferenceParagraph..footnote-marker" style:family="text" style:parent-style-name="none">
      <style:text-properties fo:font-weight="700" text:display="prince-footnote"/>
    </style:style>
    <style:style style:name="EndnoteGeneralParagraph" style:family="paragraph" style:parent-style-name="none">
      <style:paragraph-properties fo:text-indent="0pt" fo:margin-left="0pt"/>
      <style:text-properties text:display="prince-footnote"/>
    </style:style>
    <style:style style:name="NoteGeneralParagraph" style:family="paragraph" style:parent-style-name="none">
      <style:paragraph-properties fo:text-indent="0pt" fo:margin-left="0pt"/>
      <style:text-properties text:display="prince-footnote"/>
    </style:style>
    <style:style style:name="EndnoteGeneralParagraph..footnote-call" style:family="text" style:parent-style-name="none">
      <style:text-properties fo:color="#800080" text:display="prince-footnote"/>
    </style:style>
    <style:style style:name="NoteGeneralParagraph..footnote-call" style:family="text" style:parent-style-name="none">
      <style:text-properties fo:color="#800080" text:display="prince-footnote"/>
    </style:style>
    <style:style style:name="NoteTargetReference..footnote-marker" style:family="text" style:parent-style-name="none">
      <style:text-properties fo:font-weight="700"/>
    </style:style>
    <style:style style:name="Paragraph" style:family="paragraph" style:parent-style-name="none">
      <style:paragraph-properties fo:text-indent="12pt" fo:margin-left="0pt" fo:orphans="2" fo:widows="2"/>
    </style:style>
    <style:style style:name="ParagraphContinuation" style:family="paragraph" style:parent-style-name="none">
      <style:paragraph-properties fo:text-indent="0pt" fo:margin-left="0pt"/>
    </style:style>
    <style:style style:name="Paragraph1" style:family="paragraph" style:parent-style-name="none">
      <style:paragraph-properties fo:margin-left="0pt" fo:orphans="2" fo:widows="2"/>
    </style:style>
    <style:style style:name="parallelpassagereference" style:family="paragraph" style:parent-style-name="none">
      <style:paragraph-properties fo:text-align="center" fo:text-indent="0pt" fo:margin-left="0pt" fo:margin-top="0pt" fo:margin-bottom="3pt"/>
      <style:text-properties fo:font-style="italic"/>
    </style:style>
    <style:style style:name="ParallelPassageReference" style:family="paragraph" style:parent-style-name="none">
      <style:paragraph-properties fo:text-align="center" fo:text-indent="0pt" fo:margin-left="0pt" fo:margin-top="0pt" fo:margin-bottom="3pt" fo:keep-with-next="always"/>
      <style:text-properties fo:font-style="italic"/>
    </style:style>
    <style:style style:name="rem" style:family="paragraph" style:parent-style-name="none">
      <style:text-properties text:display="none"/>
    </style:style>
    <style:style style:name="scrBook" style:family="paragraph" style:parent-style-name="none"/>
    <style:style style:name="scrBookCode" style:family="paragraph" style:parent-style-name="none">
      <style:text-properties text:display="none"/>
    </style:style>
    <style:style style:name="scrBookName" style:family="paragraph" style:parent-style-name="none">
      <style:text-properties text:display="none"/>
    </style:style>
    <style:style style:name="scrIntroSection" style:family="paragraph" style:parent-style-name="none">
      <style:paragraph-properties fo:text-align="left"/>
    </style:style>
    <style:style style:name="scrSection" style:family="paragraph" style:parent-style-name="none">
      <style:paragraph-properties fo:text-align="left"/>
    </style:style>
    <style:style style:name="SectionHead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fo:font-style="normal"/>
    </style:style>
    <style:style style:name="SectionRangeParagraph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6pt" fo:margin-bottom="0pt"/>
      <style:text-properties fo:font-weight="700" fo:font-style="normal"/>
    </style:style>
    <style:style style:name="SectionHeadMaj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ctionHeadMin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eInGlossary" style:family="paragraph" style:parent-style-name="none">
      <style:text-properties fo:color="#0000ff"/>
    </style:style>
    <style:style style:name="span" style:family="paragraph" style:parent-style-name="none"/>
    <style:style style:name="StanzaBreak" style:family="paragraph" style:parent-style-name="none">
      <style:paragraph-properties fo:text-indent="0pt" fo:margin-left="0pt"/>
    </style:style>
    <style:style style:name="TitleMain" style:family="paragraph" style:parent-style-name="none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fo:font-weight="700" fo:font-style="normal"/>
    </style:style>
    <style:style style:name="TitleSecondary" style:family="paragraph" style:parent-style-name="none">
      <style:text-properties text:display="block"/>
    </style:style>
    <style:style style:name="VerseNumber" style:family="paragraph" style:parent-style-name="none">
      <style:paragraph-properties fo:text-indent="0pt" fo:margin-left="0pt"/>
      <style:text-properties fo:font-size="12pt" style:text-position="super 55%"/>
    </style:style>
    <style:style style:name="VerseNumberInNote" style:family="paragraph" style:parent-style-name="none">
      <style:paragraph-properties fo:text-indent="0pt" fo:margin-left="0pt"/>
      <style:text-properties fo:font-size="75%" style:text-position="super 55%"/>
    </style:style>
    <style:style style:name="VerseNumber1" style:family="paragraph" style:parent-style-name="none">
      <style:text-properties text:display="none"/>
    </style:style>
    <style:style style:name="FrontMatter" style:family="paragraph" style:parent-style-name="none">
      <style:paragraph-properties fo:margin-left="48pt" fo:margin-right="48pt" fo:text-align="justify"/>
    </style:style>
    <style:style style:name="columns" style:family="paragraph" style:parent-style-name="none"/>
    <style:style style:name="pictureRight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Left" style:family="paragraph" style:parent-style-name="none">
      <style:paragraph-properties fo:float="left" fo:margin-left="0pt" fo:margin-top="0pt" fo:margin-right="3.75pt" fo:margin-bottom="3.75pt" fo:text-indent="0pt" fo:text-align="center"/>
    </style:style>
    <style:style style:name="pictureCenter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Column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Page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_pictureRight" style:family="paragraph" style:parent-style-name="none"/>
    <style:style style:name="img.picture_div.pictureLeft" style:family="paragraph" style:parent-style-name="none"/>
    <style:style style:name="pictureCaption" style:family="paragraph" style:parent-style-name="none">
      <style:paragraph-properties fo:text-align="center"/>
      <style:text-properties text:display="block" fo:text-transform="capitalize"/>
    </style:style>
    <style:style style:name="border" style:family="paragraph" style:parent-style-name="none">
      <style:paragraph-properties fo:border-top="solid .5pt #808080 " fo:text-align="center" fo:margin-left="72pt" fo:margin-right="72pt" fo:margin-top="9pt" fo:margin-bottom="18pt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NoteCrossHYPHENReferenceParagraph" text:citation-style-name="NoteCrossHYPHENReferenceParagraph..footnote-call" text:citation-body-style-name="NoteCrossHYPHENReferenceParagraph..footnote-call" style:num-format="1" text:start-value="0" text:footnotes-position="page" text:start-numbering-at="document"/>
    <text:notes-configuration text:note-class="NoteTargetReference" text:citation-style-name="NoteTargetReference..footnote-call" text:citation-body-style-name="NoteTargetReference..footnote-cal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fo:font-weight="700"/>
    </style:style>
    <style:style style:name="PageHeaderFooter3" style:family="text">
      <style:text-properties content=""/>
    </style:style>
    <style:style style:name="PageHeaderFooter4" style:family="text">
      <style:text-properties content="|counter(page)|"/>
    </style:style>
    <style:style style:name="PageHeaderFooter5" style:family="text">
      <style:text-properties content=""/>
    </style:style>
    <style:style style:name="PageHeaderFooter12" style:family="text">
      <style:text-properties content="string(booknamefirst) string(chapterfirst)" fo:font-weight="700"/>
    </style:style>
    <style:style style:name="PageHeaderFooter13" style:family="text">
      <style:text-properties content="|counter(page)|"/>
    </style:style>
    <style:style style:name="PageHeaderFooter14" style:family="text">
      <style:text-properties content="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"/>
    </style:style>
    <style:style style:name="PageHeaderFooter19" style:family="text">
      <style:text-properties content="|counter(page)|"/>
    </style:style>
    <style:style style:name="PageHeaderFooter20" style:family="text">
      <style:text-properties content="string(booknamelast) string(chapterlast)" fo:font-weight="700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Times New Roman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32.59842pt" fo:margin-right="42.51968pt" fo:margin-bottom="32.59842pt" fo:margin-left="42.51968pt" fo:page-width="459.2126pt" fo:page-height="649.1339pt"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32.59842pt" fo:margin-right="42.51968pt" fo:margin-bottom="32.59842pt" fo:margin-left="42.51968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svg:height="14.21pt" fo:margin-left="0pt" fo:margin-right="0pt" style:dynamic-spacing="false"/>
      </style:footer-style>
    </style:page-layout>
    <style:page-layout style:name="pm6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32.59842pt" fo:margin-right="42.51968pt" fo:margin-bottom="32.59842pt" fo:margin-left="42.51968pt" fo:page-width="459.2126pt" fo:page-height="649.1339pt"/>
    </style:page-layout>
    <style:page-layout style:name="pm13">
      <style:page-layout-properties fo:margin-top="32.59842pt" fo:margin-right="42.51968pt" fo:margin-bottom="32.59842pt" fo:margin-left="42.51968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>
      <style:footer>
        <text:p text:style-name="Footer"><text:tab/><text:page-number text:select-page="current">4</text:page-number></text:p>
      </style:footer>
    </style:master-page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tab/><text:page-number text:select-page="current">4</text:page-number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31.84842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9T10:40:02</meta:creation-date>
    <dc:creator>Trihus</dc:creator>
    <dc:date>2012-11-29T10:40:02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3.2794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Genesis 1"
Const AutoMacro = "True"
Const OutputFormat = "odt"
Const FilePath = "C:\Users\Trihus\git\pathway\pathway\Test\PsExport\TestFiles\Output\T9\PreservePartFile1"
Const IsPreview = "False"
Const RunMacroFirstTime = "True"
Const IsCoverImageInserted = "false"
'Changed On Nov-09-2012 for TD-3274(Remove unused macros)

Dim CanSave as Boolean

'This procedure set the dialgue to correct Update References 
Sub StartDontForget
On Error GoTo MyError:
	TurnOffNonPrintingCharacters() 
	
	AlingOverlappingImages()

	UpdateTOC()
	
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
	Exit Sub
MyError: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0)
		oGraphic.AnchorType = com.sun.star.text.TextContentAnchorType.AT_PAGE
	End If
End Sub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
	'msgbox("dispose")
	oDoc.dispose()
	'msgbox("disposeEnd")
	'wait 5000 
Exit Sub
MyError:
'	msgbox "Same file has been opened already" , 0 + 64,  "File Error"	
End Sub
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